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&amp;DEC2HEX(ROW([.D63])-6;4)" office:value-type="string" office:string-value="0x0039" calcext:value-type="string">
            <text:p>0x003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Accent_20_1"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MPAERS THE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/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L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P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OT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A SUBROUTIN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INC</text:p>
          </table:table-cell>
          <table:table-cell/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MENT ACCUMULATO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CR</text:p>
          </table:table-cell>
          <table:table-cell/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REMENT ACCUMULATOR</text:p>
          </table:table-cell>
          <table:table-cell table:number-columns-repeated="16378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/00/0000</text:date>, <text:time style:data-style-name="N2" text:time-value="21:34:29.4647521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7T21:57:28.694982484</dc:date>
    <meta:editing-duration>PT11H20M19S</meta:editing-duration>
    <meta:editing-cycles>23</meta:editing-cycles>
    <meta:generator>LibreOffice/24.2.4.2$Linux_X86_64 LibreOffice_project/420$Build-2</meta:generator>
    <meta:document-statistic meta:table-count="1" meta:cell-count="798" meta:object-count="0"/>
  </office:meta>
</office:document-meta>
</file>